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bb6" officeooo:paragraph-rsid="000b7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xa de ocupacao taxa de inscricao por estado e tbm por regiao</text:p>
      <text:p text:style-name="P1"/>
      <text:p text:style-name="P1"/>
      <text:p text:style-name="P1">e alguma coisa com percentual das notas</text:p>
      <text:p text:style-name="P1"/>
      <text:p text:style-name="P1"/>
      <text:p text:style-name="P1">=&gt; historinha ler e entender sobre o financiamento de 5 semestres q a pessoa pegou e se pode dps tentar pra pegar para os proxim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21:19:45.023645476</meta:creation-date>
    <dc:date>2025-09-15T21:33:55.758715307</dc:date>
    <meta:editing-duration>PT3M56S</meta:editing-duration>
    <meta:editing-cycles>1</meta:editing-cycles>
    <meta:document-statistic meta:table-count="0" meta:image-count="0" meta:object-count="0" meta:page-count="1" meta:paragraph-count="3" meta:word-count="44" meta:character-count="231" meta:non-whitespace-character-count="190"/>
    <meta:generator>LibreOffice/24.2.7.2$Linux_X86_64 LibreOffice_project/420$Build-2</meta:generator>
  </office:meta>
</office:document-meta>
</file>